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Laptop</text:p>
          </table:table-cell>
          <table:table-cell office:value-type="string" table:style-name="ce1">
            <text:p>Raspberry P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ojinegro</text:p>
          </table:table-cell>
          <table:table-cell office:value-type="float" office:value="795.95" table:style-name="ce1">
            <text:p>795.95</text:p>
          </table:table-cell>
          <table:table-cell office:value-type="float" office:value="520.54999999999995" table:style-name="ce1">
            <text:p>520.55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AVL</text:p>
          </table:table-cell>
          <table:table-cell office:value-type="float" office:value="28.502354" table:style-name="ce1">
            <text:p>28.502354</text:p>
          </table:table-cell>
          <table:table-cell office:value-type="float" office:value="20.365490000000001" table:style-name="ce1">
            <text:p>20.365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2-3</text:p>
          </table:table-cell>
          <table:table-cell office:value-type="float" office:value="0.98" table:style-name="ce1">
            <text:p>0.98</text:p>
          </table:table-cell>
          <table:table-cell office:value-type="float" office:value="0.93" table:style-name="ce1">
            <text:p>0.9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33.685600000000001" table:style-name="ce1">
            <text:p>33.6856</text:p>
          </table:table-cell>
          <table:table-cell office:value-type="float" office:value="31.156230000000001" table:style-name="ce1">
            <text:p>31.1562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Gráfico 1" svg:x="0.375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ime</meta:initial-creator>
    <dc:creator>Juan Pg Leon</dc:creator>
    <meta:creation-date>2014-10-16T23:38:33Z</meta:creation-date>
    <dc:date>2015-09-30T04:36:39Z</dc:date>
    <meta:editing-cycles>2</meta:editing-cycles>
    <meta:editing-duration>PT58953S</meta:editing-duration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$A$2:.$A$5"/>
          </chart:axis>
          <chart:axis chart:dimension="y" chart:name="primary-y" chart:style-name="Axs1">
            <chart:grid chart:class="major" chart:style-name="GMa1"/>
          </chart:axis>
          <chart:series chart:label-cell-address="Hoja1.$B$1" chart:values-cell-range-address="Hoja1.$B$2:.$B$5" chart:class="chart:bar" chart:attached-axis="primary-y" chart:style-name="G0S0">
            <chart:data-point chart:repeated="4"/>
          </chart:series>
          <chart:series chart:label-cell-address="Hoja1.$C$1" chart:values-cell-range-address="Hoja1.$C$2:.$C$5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